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4979BF9EF127E4F2.png" manifest:media-type="image/png"/>
  <manifest:file-entry manifest:full-path="Pictures/10000000000007800000043865818C777B004E0C.png" manifest:media-type="image/png"/>
  <manifest:file-entry manifest:full-path="Pictures/100000000000078000000438867E9A18ED75A7C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officeooo:rsid="0011de5c" officeooo:paragraph-rsid="0011de5c"/>
    </style:style>
    <style:style style:name="P2" style:family="paragraph" style:parent-style-name="Standard">
      <style:paragraph-properties fo:break-before="page"/>
      <style:text-properties officeooo:rsid="0011de5c" officeooo:paragraph-rsid="0011de5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<draw:frame draw:style-name="fr2" draw:name="图像1" text:anchor-type="paragraph" svg:x="-0.875cm" svg:y="8.371cm" svg:width="19.027cm" svg:height="10.702cm" draw:z-index="0"><draw:image xlink:href="Pictures/1000000000000780000004384979BF9EF127E4F2.png" xlink:type="simple" xlink:show="embed" xlink:actuate="onLoad"/></draw:frame></text:p>
      <text:p text:style-name="P2"><draw:frame draw:style-name="fr1" draw:name="图像2" text:anchor-type="paragraph" svg:x="-1.3cm" svg:y="8.054cm" svg:width="20.07cm" svg:height="11.289cm" draw:z-index="1"><draw:image xlink:href="Pictures/10000000000007800000043865818C777B004E0C.png" xlink:type="simple" xlink:show="embed" xlink:actuate="onLoad"/></draw:frame></text:p>
      <text:p text:style-name="P2"/>
      <text:p text:style-name="P1"/>
      <text:p text:style-name="P1"><draw:frame draw:style-name="fr3" draw:name="图像3" text:anchor-type="paragraph" svg:x="-1.295cm" svg:y="0.106cm" svg:width="18.665cm" svg:height="10.499cm" draw:z-index="2"><draw:image xlink:href="Pictures/100000000000078000000438867E9A18ED75A7C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09:16:10.187000000</meta:creation-date>
    <dc:date>2016-04-26T18:45:24.447000000</dc:date>
    <meta:editing-duration>PT2H32M45S</meta:editing-duration>
    <meta:editing-cycles>3</meta:editing-cycles>
    <meta:generator>LibreOffice/5.1.2.2$Windows_x86 LibreOffice_project/d3bf12ecb743fc0d20e0be0c58ca359301eb705f</meta:generator>
    <meta:document-statistic meta:table-count="0" meta:image-count="3" meta:object-count="0" meta:page-count="3" meta:paragraph-count="0" meta:word-count="0" meta:character-count="0" meta:non-whitespace-character-count="0"/>
  </office:meta>
</office:document-meta>
</file>